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2.501cm" fo:margin-right="0cm" fo:text-indent="0cm" style:auto-text-indent="false"/>
      <style:text-properties style:font-name="Courier New" officeooo:paragraph-rsid="00016163"/>
    </style:style>
    <style:style style:name="P2" style:family="paragraph" style:parent-style-name="Preformatted_20_Text">
      <style:paragraph-properties fo:margin-left="0cm" fo:margin-right="0cm" fo:text-indent="0cm" style:auto-text-indent="false"/>
      <style:text-properties style:font-name="Courier New" officeooo:rsid="00055a08" officeooo:paragraph-rsid="00037baa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16163" officeooo:paragraph-rsid="0001616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37baa" officeooo:paragraph-rsid="00037baa" style:font-size-asian="14pt" style:font-weight-asian="normal" style:font-size-complex="14pt" style:font-weight-complex="normal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officeooo:paragraph-rsid="00016163"/>
    </style:style>
    <style:style style:name="T1" style:family="text">
      <style:text-properties officeooo:rsid="00037ba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Boeltín 1. Xquery – <text:span text:style-name="T1">Archivo bookstore.xml</text:span></text:p>
      <text:p text:style-name="P3"/>
      <text:p text:style-name="P4">Crea etiquetas nuevas cuando sea necesario.</text:p>
      <text:p text:style-name="P2"/>
      <text:p text:style-name="P1"/>
      <text:list xml:id="list1505994158" text:style-name="L1">
        <text:list-item>
          <text:p text:style-name="P6">Mostrar los títulos de los libros con la etiqueta "titulo".</text:p>
          <text:p text:style-name="P6"/>
        </text:list-item>
        <text:list-item>
          <text:p text:style-name="P5">Mostrar los libros cuyo precio sea menor o igual a 30. Primero incluyendo la condición en la cláusula "where" y luego en la ruta del XPath.</text:p>
        </text:list-item>
      </text:list>
      <text:p text:style-name="Standard"/>
      <text:list xml:id="list123220795045775" text:continue-numbering="true" text:style-name="L1">
        <text:list-item>
          <text:p text:style-name="P5">Mostrar sólo el título de los libros cuyo precio sea menor o igual a 30.</text:p>
        </text:list-item>
      </text:list>
      <text:p text:style-name="Standard"/>
      <text:list xml:id="list123222054151773" text:continue-numbering="true" text:style-name="L1">
        <text:list-item>
          <text:p text:style-name="P5">Mostrar sólo el título sin atributos de los libros cuyo precio sea menor o igual a 30.</text:p>
        </text:list-item>
      </text:list>
      <text:p text:style-name="Standard"/>
      <text:list xml:id="list123220841313457" text:continue-numbering="true" text:style-name="L1">
        <text:list-item>
          <text:p text:style-name="P5">–</text:p>
          <text:p text:style-name="P5"/>
        </text:list-item>
        <text:list-item>
          <text:p text:style-name="P5">Mostrar los años de publicación, primero con "for" y luego con "let" para comprobar la diferencia entre ellos. Etiquetar la salida con "publicacion".</text:p>
        </text:list-item>
      </text:list>
      <text:p text:style-name="Standard"/>
      <text:list xml:id="list123220170446368" text:continue-numbering="true" text:style-name="L1">
        <text:list-item>
          <text:p text:style-name="P5">Mostrar los libros ordenados primero por "category" y luego por "title".</text:p>
          <text:p text:style-name="P5"/>
        </text:list-item>
        <text:list-item>
          <text:p text:style-name="P5">Mostrar cuántos libros hay, y etiquetarlo con "total".</text:p>
          <text:p text:style-name="P5"/>
        </text:list-item>
        <text:list-item>
          <text:p text:style-name="P5">Mostrar los títulos de los libros y al final una etiqueta con el número total de libros.</text:p>
        </text:list-item>
      </text:list>
      <text:p text:style-name="Standard"/>
      <text:list xml:id="list123220796627799" text:continue-numbering="true" text:style-name="L1">
        <text:list-item>
          <text:p text:style-name="P5">Mostrar el precio mínimo y máximo de los libros.</text:p>
          <text:p text:style-name="P5"/>
        </text:list-item>
        <text:list-item>
          <text:p text:style-name="P5">Mostrar el título del libro, su precio y su precio con el IVA incluido, cada uno con su propia etiqueta. Ordénalos por precio con IVA.</text:p>
          <text:p text:style-name="P5"/>
        </text:list-item>
        <text:list-item>
          <text:p text:style-name="P5">Mostrar la suma total de los precios de los libros con la etiqueta "total".</text:p>
          <text:p text:style-name="P5"/>
        </text:list-item>
        <text:list-item>
          <text:p text:style-name="P5">Mostrar cada uno de los precios de los libros, y al final una nueva etiqueta con la suma de los precios.</text:p>
          <text:p text:style-name="P5"/>
        </text:list-item>
        <text:list-item>
          <text:p text:style-name="P5">Mostrar el título y el número de autores que tiene cada título en etiquetas diferentes.</text:p>
          <text:p text:style-name="P5"/>
        </text:list-item>
        <text:list-item>
          <text:p text:style-name="P5">Mostrar en la misma etiqueta el título y entre paréntesis el número de autores que tiene ese título.</text:p>
          <text:p text:style-name="P5"/>
        </text:list-item>
        <text:list-item>
          <text:p text:style-name="P5">Mostrar los libros escritos en años que terminen en "3".</text:p>
          <text:p text:style-name="P5"/>
        </text:list-item>
        <text:list-item>
          <text:p text:style-name="P5">Mostrar los libros cuya categoría empiece por "C".</text:p>
          <text:p text:style-name="P5"/>
        </text:list-item>
        <text:list-item>
          <text:p text:style-name="P5">--</text:p>
          <text:p text:style-name="P5"/>
        </text:list-item>
        <text:list-item>
          <text:p text:style-name="P5">Mostrar el título y el número de caracteres que tiene cada título, cada uno con su propia etiqueta.</text:p>
          <text:p text:style-name="P5"/>
        </text:list-item>
        <text:list-item>
          <text:p text:style-name="P5">Mostrar todos los años en los que se ha publicado un libro eliminando los repetidos. Etiquétalos con "año".</text:p>
          <text:p text:style-name="P5"><text:soft-page-break/></text:p>
        </text:list-item>
        <text:list-item>
          <text:p text:style-name="P5">Mostrar todos los autores eliminando los que se repiten y ordenados por el número de caracteres que tiene cada autor.</text:p>
          <text:p text:style-name="P5"/>
        </text:list-item>
        <text:list-item>
          <text:p text:style-name="P5">Mostrar los títulos en una tabla de HTML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9T14:45:28.473000000</meta:creation-date>
    <dc:date>2025-04-30T12:32:19.874000000</dc:date>
    <meta:editing-duration>PT8M55S</meta:editing-duration>
    <meta:editing-cycles>4</meta:editing-cycles>
    <meta:generator>LibreOffice/7.1.6.2$Windows_X86_64 LibreOffice_project/0e133318fcee89abacd6a7d077e292f1145735c3</meta:generator>
    <meta:document-statistic meta:table-count="0" meta:image-count="0" meta:object-count="0" meta:page-count="2" meta:paragraph-count="24" meta:word-count="345" meta:character-count="1881" meta:non-whitespace-character-count="1580"/>
  </office:meta>
</office:document-meta>
</file>